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7.7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F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ZALLO ESPINOZA KEVIN XAVIE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DOYA ORTEGA MANUEL SEBASTIA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VO VALDIVIEZO CARMEN ALEXANDR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OVERDE CABRERA WALTER VINICI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DENAS ARICHABALA TRACY ROCIO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ZHÑAY LEMA PAUL ESTEBA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ON TENESACA DARWIN FERNAND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DIETA MOLINA WILLAN STEVE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IRA MALDONADO PEDRO JOSU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GUAY PALAGUACHI LUIS <text:s/>DAVI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ZARRO ROMERO JORGE VINICIO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INDE DELGADO JOSE GUILLERM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NOSO VILLA JOSEPH NICOL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NGA YUNGA DANNY GUSTAVO</text:p>
          </table:table-cell>
          <table:table-cell office:value-type="string" calcext:value-type="string">
            <text:p>E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0:27:54.919157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Robles-Bykbaev</meta:initial-creator>
    <meta:creation-date>2020-07-07T08:51:39.805372155</meta:creation-date>
    <dc:date>2021-07-06T00:29:28.789872594</dc:date>
    <dc:creator>Vladimir Robles Bykbaev</dc:creator>
    <meta:editing-duration>PT3M7S</meta:editing-duration>
    <meta:editing-cycles>2</meta:editing-cycles>
    <meta:generator>LibreOffice/6.4.7.2$Linux_X86_64 LibreOffice_project/40$Build-2</meta:generator>
    <meta:document-statistic meta:table-count="1" meta:cell-count="45" meta:object-count="0"/>
  </office:meta>
</office:document-meta>
</file>